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009b65"/>
    </style:style>
    <style:style style:name="P2" style:family="paragraph" style:parent-style-name="Title">
      <style:text-properties officeooo:rsid="00009b65"/>
    </style:style>
    <style:style style:name="P3" style:family="paragraph" style:parent-style-name="Text_20_body">
      <style:text-properties officeooo:rsid="0002a3bd" officeooo:paragraph-rsid="0002a3bd"/>
    </style:style>
    <style:style style:name="P4" style:family="paragraph" style:parent-style-name="Text_20_body">
      <style:text-properties officeooo:rsid="00053dad" officeooo:paragraph-rsid="00053dad"/>
    </style:style>
    <style:style style:name="P5" style:family="paragraph" style:parent-style-name="Text_20_body">
      <style:text-properties officeooo:rsid="00053dad"/>
    </style:style>
    <style:style style:name="P6" style:family="paragraph" style:parent-style-name="Text_20_body">
      <style:paragraph-properties fo:text-align="justify" style:justify-single-word="false"/>
      <style:text-properties officeooo:rsid="00009b65" officeooo:paragraph-rsid="00009b65"/>
    </style:style>
    <style:style style:name="P7" style:family="paragraph" style:parent-style-name="Text_20_body">
      <style:paragraph-properties fo:text-align="justify" style:justify-single-word="false"/>
      <style:text-properties officeooo:rsid="0002308c" officeooo:paragraph-rsid="0002308c"/>
    </style:style>
    <style:style style:name="P8" style:family="paragraph" style:parent-style-name="Heading_20_1">
      <style:text-properties officeooo:rsid="00009b65" officeooo:paragraph-rsid="00009b65"/>
    </style:style>
    <style:style style:name="P9" style:family="paragraph" style:parent-style-name="Heading_20_1">
      <style:text-properties officeooo:rsid="0000b1a7" officeooo:paragraph-rsid="0000b1a7"/>
    </style:style>
    <style:style style:name="P10" style:family="paragraph" style:parent-style-name="Heading_20_1">
      <style:text-properties officeooo:rsid="0002308c" officeooo:paragraph-rsid="0002308c"/>
    </style:style>
    <style:style style:name="P11" style:family="paragraph" style:parent-style-name="Heading_20_2">
      <style:text-properties officeooo:rsid="00009b65" officeooo:paragraph-rsid="0000b1a7"/>
    </style:style>
    <style:style style:name="P12" style:family="paragraph" style:parent-style-name="Heading_20_2">
      <style:text-properties officeooo:rsid="0002308c" officeooo:paragraph-rsid="0002308c"/>
    </style:style>
    <style:style style:name="P13" style:family="paragraph" style:parent-style-name="Heading_20_2">
      <style:text-properties officeooo:rsid="0002a3bd" officeooo:paragraph-rsid="0002a3bd"/>
    </style:style>
    <style:style style:name="P14" style:family="paragraph" style:parent-style-name="Heading_20_2">
      <style:text-properties officeooo:rsid="00053dad" officeooo:paragraph-rsid="00053dad"/>
    </style:style>
    <style:style style:name="T1" style:family="text">
      <style:text-properties officeooo:rsid="0000aca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aca2" style:font-weight-asian="bold" style:font-weight-complex="bold"/>
    </style:style>
    <style:style style:name="T4" style:family="text">
      <style:text-properties officeooo:rsid="00034902"/>
    </style:style>
    <style:style style:name="T5" style:family="text">
      <style:text-properties officeooo:rsid="0005ef4f"/>
    </style:style>
    <style:style style:name="T6" style:family="text">
      <style:text-properties officeooo:rsid="0006db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nd Dry Chargers</text:p>
      <text:p text:style-name="P1">John Sauter, April 2<text:span text:style-name="T5">6</text:span>, 2022</text:p>
      <text:h text:style-name="P8" text:outline-level="1">Elevator Pitch:</text:h>
      <text:p text:style-name="P6">When a driver of an electric car goes on a long trip, he has to stop every 100 miles or so to recharge his car. <text:s/>Electric vehicle chargers are not <text:span text:style-name="T5">sheltered</text:span>, so if it is raining he will get wet, and will risk exposing the <text:span text:style-name="T5">car’s </text:span>charging circuitry to rain, which may short it out. <text:s/>This application will inform the driver of the weather conditions at his next scheduled stop, and give him alternatives.</text:p>
      <text:h text:style-name="P9" text:outline-level="1">Concept:</text:h>
      <text:h text:style-name="Heading_20_2" text:outline-level="2">User Story </text:h>
      <text:p text:style-name="P6"><text:span text:style-name="T2">As a</text:span> driver of an electric vehicle <text:span text:style-name="T3">I want</text:span><text:span text:style-name="T1"> to charge my car on a long trip where it isn’t raining </text:span><text:span text:style-name="T3">so that</text:span><text:span text:style-name="T1"> I won’t get wet.</text:span></text:p>
      <text:h text:style-name="P11" text:outline-level="2">Motivation for Development</text:h>
      <text:p text:style-name="P7">We need a project we can complete in two weeks, with every member of the team working on it and only able to interact remotely. <text:s/>Also, one member of the team drives an electric vehicle.</text:p>
      <text:h text:style-name="P10" text:outline-level="1">Process:</text:h>
      <text:h text:style-name="P12" text:outline-level="2">What were the technologies used?</text:h>
      <text:p text:style-name="P7">Since we were not permitted to use bootstrap, we used the second-most used framework, Foundation by Zurb. <text:s/>We chose to learn this framework instead of using a more obscure one or writing our own because experience with Foundation will make us more employable. <text:s/>We just finished an assignment which used the Open Weather API, so we leveraged that experience by using it again in this project. <text:s/>We chose Open Charge Map over the more popular Plug Share, because Plug Share requires a paid subscription to use https, and use of https is required of applications hosted on github.</text:p>
      <text:h text:style-name="P13" text:outline-level="2">How were the tasks and rules broken down and assigned?</text:h>
      <text:p text:style-name="P3">The project was divided into tasks based on functions. <text:s/>Our layout designer learned Foundation, laid out the page, and taught the rest of us how to use Foundation. <text:s/>Out mathematician figured out how to tell if two points on the surface of the Earth were within 100 miles of each other <text:span text:style-name="T6">and in which direction</text:span>. <text:s/>Our artist came up with a consistent pallet and set of shapes for the parts of the application, so it would look well-integrated. <text:s/>Our data designer specified the names and structures of the data needed to connect the HTML to the JavaScript, <text:span text:style-name="T4">and </text:span>the JavaScript to local storage <text:span text:style-name="T4">and the two web sites</text:span>. <text:s/><text:soft-page-break/>Programmer #1 wrote the code to get information from Open Charge Map. <text:s/><text:span text:style-name="T4">Programmer #2 wrote the code to get information from Open Weather. <text:s/>Programmer #3 was responsible for integrating the work of </text:span><text:span text:style-name="T6">all </text:span><text:span text:style-name="T4">the others into a completed application. <text:s/>Our project leader assigned tasks and got out of everybody’s way so they could finish them.</text:span></text:p>
      <text:h text:style-name="P14" text:outline-level="2">What Challenges did you encounter?</text:h>
      <text:p text:style-name="P4">To be written.</text:p>
      <text:h text:style-name="Heading_20_2" text:outline-level="2">What were your successes?</text:h>
      <text:p text:style-name="P5">To be written.</text:p>
      <text:h text:style-name="Heading_20_1" text:outline-level="1">Directions for Future Development</text:h>
      <text:p text:style-name="P4">We can add the planned features beyond the minimum that we did not have time to comple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1:44:00.730000000</meta:creation-date>
    <dc:date>2022-04-26T10:49:43.174000000</dc:date>
    <meta:editing-duration>PT31M24S</meta:editing-duration>
    <meta:editing-cycles>6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20" meta:word-count="465" meta:character-count="2636" meta:non-whitespace-character-count="2176"/>
  </office:meta>
</office:document-meta>
</file>